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5.29mm"/>
    </style:style>
    <style:style style:name="co3" style:family="table-column">
      <style:table-column-properties fo:break-before="auto" style:column-width="185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hbbtv.ceskatelevize.cz/start/index.html" xlink:type="simple">CT-start</text:a></text:p>
          </table:table-cell>
          <table:table-cell office:value-type="string" calcext:value-type="string">
            <text:p>CT 1 JM HD, CT 2 HD, CT 24 HD, CT sport HD, CT :D/art HD, CT 3 HD</text:p>
          </table:table-cell>
          <table:table-cell/>
          <table:table-cell table:formula="of:=EXTRACTHYPERLINK(1;5;ROW())" office:value-type="string" office:string-value="http://hbbtv.ceskatelevize.cz/start/index.html" calcext:value-type="string">
            <text:p>http://hbbtv.ceskatelevize.cz/start/index.html</text:p>
          </table:table-cell>
          <table:table-cell table:formula="of:=CONCATENATE([.B1]; &quot;:&quot;; [.E1]; &quot;:&quot;; [.F1]; &quot;:&quot; ; [.H1])" office:value-type="string" office:string-value="1:CT-start:CT 1 JM HD, CT 2 HD, CT 24 HD, CT sport HD, CT :D/art HD, CT 3 HD:http://hbbtv.ceskatelevize.cz/start/index.html" calcext:value-type="string">
            <text:p>1:CT-start:CT 1 JM HD, CT 2 HD, CT 24 HD, CT sport HD, CT :D/art HD, CT 3 HD:http://hbbtv.ceskatelevize.cz/start/index.htm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joj.hub.hbbtv.sk/start-v0/index.html" xlink:type="simple">JOJ-start</text:a></text:p>
          </table:table-cell>
          <table:table-cell office:value-type="string" calcext:value-type="string">
            <text:p>TV JOJ HD, JOJ PLUS HD, Jojko, WAU HD</text:p>
          </table:table-cell>
          <table:table-cell/>
          <table:table-cell table:formula="of:=EXTRACTHYPERLINK(1;5;ROW())" office:value-type="string" office:string-value="http://joj.hub.hbbtv.sk/start-v0/index.html" calcext:value-type="string">
            <text:p>http://joj.hub.hbbtv.sk/start-v0/index.html</text:p>
          </table:table-cell>
          <table:table-cell table:formula="of:=CONCATENATE([.B2]; &quot;:&quot;; [.E2]; &quot;:&quot;; [.F2]; &quot;:&quot; ; [.H2])" office:value-type="string" office:string-value="1:JOJ-start:TV JOJ HD, JOJ PLUS HD, Jojko, WAU HD:http://joj.hub.hbbtv.sk/start-v0/index.html" calcext:value-type="string">
            <text:p>1:JOJ-start:TV JOJ HD, JOJ PLUS HD, Jojko, WAU HD:http://joj.hub.hbbtv.sk/start-v0/index.htm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rtvs.hub.hbbtv.sk/start-v0/index.html" xlink:type="simple">StartList</text:a></text:p>
          </table:table-cell>
          <table:table-cell office:value-type="string" calcext:value-type="string">
            <text:p>Jednotka, Dvojka</text:p>
          </table:table-cell>
          <table:table-cell/>
          <table:table-cell table:formula="of:=EXTRACTHYPERLINK(1;5;ROW())" office:value-type="string" office:string-value="http://rtvs.hub.hbbtv.sk/start-v0/index.html" calcext:value-type="string">
            <text:p>http://rtvs.hub.hbbtv.sk/start-v0/index.html</text:p>
          </table:table-cell>
          <table:table-cell table:formula="of:=CONCATENATE([.B3]; &quot;:&quot;; [.E3]; &quot;:&quot;; [.F3]; &quot;:&quot; ; [.H3])" office:value-type="string" office:string-value="1:StartList:Jednotka, Dvojka:http://rtvs.hub.hbbtv.sk/start-v0/index.html" calcext:value-type="string">
            <text:p>1:StartList:Jednotka, Dvojka:http://rtvs.hub.hbbtv.sk/start-v0/index.htm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3EB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launcher.mihybrid.com/hbb/main/59f9c0dfbc95750d006b98f5/index.html" xlink:type="simple">Dajto</text:a></text:p>
          </table:table-cell>
          <table:table-cell office:value-type="string" calcext:value-type="string">
            <text:p>DAJTO HD, Markiza +1 HD</text:p>
          </table:table-cell>
          <table:table-cell/>
          <table:table-cell table:formula="of:=EXTRACTHYPERLINK(1;5;ROW())" office:value-type="string" office:string-value="http://launcher.mihybrid.com/hbb/main/59f9c0dfbc95750d006b98f5/index.html" calcext:value-type="string">
            <text:p>http://launcher.mihybrid.com/hbb/main/59f9c0dfbc95750d006b98f5/index.html</text:p>
          </table:table-cell>
          <table:table-cell table:formula="of:=CONCATENATE([.B4]; &quot;:&quot;; [.E4]; &quot;:&quot;; [.F4]; &quot;:&quot; ; [.H4])" office:value-type="string" office:string-value="03EB:Dajto:DAJTO HD, Markiza +1 HD:http://launcher.mihybrid.com/hbb/main/59f9c0dfbc95750d006b98f5/index.html" calcext:value-type="string">
            <text:p>03EB:Dajto:DAJTO HD, Markiza +1 HD:http://launcher.mihybrid.com/hbb/main/59f9c0dfbc95750d006b98f5/index.htm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d10289e3a3ab5c06232bce/index.html" xlink:type="simple">HbbTV</text:a></text:p>
          </table:table-cell>
          <table:table-cell office:value-type="string" calcext:value-type="string">
            <text:p>TV Noe HD</text:p>
          </table:table-cell>
          <table:table-cell/>
          <table:table-cell table:formula="of:=EXTRACTHYPERLINK(1;5;ROW())" office:value-type="string" office:string-value="http://dispatcher.hybridtv.cra.cz/tv/5ed10289e3a3ab5c06232bce/index.html" calcext:value-type="string">
            <text:p>http://dispatcher.hybridtv.cra.cz/tv/5ed10289e3a3ab5c06232bce/index.html</text:p>
          </table:table-cell>
          <table:table-cell table:formula="of:=CONCATENATE([.B5]; &quot;:&quot;; [.E5]; &quot;:&quot;; [.F5]; &quot;:&quot; ; [.H5])" office:value-type="string" office:string-value="1:HbbTV:TV Noe HD:http://dispatcher.hybridtv.cra.cz/tv/5ed10289e3a3ab5c06232bce/index.html" calcext:value-type="string">
            <text:p>1:HbbTV:TV Noe HD:http://dispatcher.hybridtv.cra.cz/tv/5ed10289e3a3ab5c06232bce/index.htm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apps/twc/plustelka/index.html" xlink:type="simple">Otta - interaktivna sluzba</text:a></text:p>
          </table:table-cell>
          <table:table-cell office:value-type="string" calcext:value-type="string">
            <text:p>Otta - interaktivna sluzba</text:p>
          </table:table-cell>
          <table:table-cell/>
          <table:table-cell table:formula="of:=EXTRACTHYPERLINK(1;5;ROW())" office:value-type="string" office:string-value="http://dispatcher.hybridtv.cra.cz/apps/twc/plustelka/index.html" calcext:value-type="string">
            <text:p>http://dispatcher.hybridtv.cra.cz/apps/twc/plustelka/index.html</text:p>
          </table:table-cell>
          <table:table-cell table:formula="of:=CONCATENATE([.B6]; &quot;:&quot;; [.E6]; &quot;:&quot;; [.F6]; &quot;:&quot; ; [.H6])" office:value-type="string" office:string-value="1:Otta - interaktivna sluzba:Otta - interaktivna sluzba:http://dispatcher.hybridtv.cra.cz/apps/twc/plustelka/index.html" calcext:value-type="string">
            <text:p>1:Otta - interaktivna sluzba:Otta - interaktivna sluzba:http://dispatcher.hybridtv.cra.cz/apps/twc/plustelka/index.ht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89999b768ec31e95712d61b/index.html" xlink:type="simple">Slagr-satelit</text:a></text:p>
          </table:table-cell>
          <table:table-cell office:value-type="string" calcext:value-type="string">
            <text:p>Slagr TV</text:p>
          </table:table-cell>
          <table:table-cell/>
          <table:table-cell table:formula="of:=EXTRACTHYPERLINK(1;5;ROW())" office:value-type="string" office:string-value="http://dispatcher.hybridtv.cra.cz/tv/589999b768ec31e95712d61b/index.html" calcext:value-type="string">
            <text:p>http://dispatcher.hybridtv.cra.cz/tv/589999b768ec31e95712d61b/index.html</text:p>
          </table:table-cell>
          <table:table-cell table:formula="of:=CONCATENATE([.B7]; &quot;:&quot;; [.E7]; &quot;:&quot;; [.F7]; &quot;:&quot; ; [.H7])" office:value-type="string" office:string-value="12:Slagr-satelit:Slagr TV:http://dispatcher.hybridtv.cra.cz/tv/589999b768ec31e95712d61b/index.html" calcext:value-type="string">
            <text:p>12:Slagr-satelit:Slagr TV:http://dispatcher.hybridtv.cra.cz/tv/589999b768ec31e95712d61b/index.htm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A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start-ctv.npo.nl/hbbtv/nl1/index.html" xlink:type="simple">NED 1 SD HD</text:a></text:p>
          </table:table-cell>
          <table:table-cell office:value-type="string" calcext:value-type="string">
            <text:p>NPO1 HD</text:p>
          </table:table-cell>
          <table:table-cell/>
          <table:table-cell table:formula="of:=EXTRACTHYPERLINK(1;5;ROW())" office:value-type="string" office:string-value="http://start-ctv.npo.nl/hbbtv/nl1/index.html" calcext:value-type="string">
            <text:p>http://start-ctv.npo.nl/hbbtv/nl1/index.html</text:p>
          </table:table-cell>
          <table:table-cell table:formula="of:=CONCATENATE([.B8]; &quot;:&quot;; [.E8]; &quot;:&quot;; [.F8]; &quot;:&quot; ; [.H8])" office:value-type="string" office:string-value="00A1:NED 1 SD HD:NPO1 HD:http://start-ctv.npo.nl/hbbtv/nl1/index.html" calcext:value-type="string">
            <text:p>00A1:NED 1 SD HD:NPO1 HD:http://start-ctv.npo.nl/hbbtv/nl1/index.htm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A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start-ctv.npo.nl/hbbtv/nl2/index.html" xlink:type="simple">NED 2 SD HD</text:a></text:p>
          </table:table-cell>
          <table:table-cell office:value-type="string" calcext:value-type="string">
            <text:p>NPO2 HD</text:p>
          </table:table-cell>
          <table:table-cell/>
          <table:table-cell table:formula="of:=EXTRACTHYPERLINK(1;5;ROW())" office:value-type="string" office:string-value="http://start-ctv.npo.nl/hbbtv/nl2/index.html" calcext:value-type="string">
            <text:p>http://start-ctv.npo.nl/hbbtv/nl2/index.html</text:p>
          </table:table-cell>
          <table:table-cell table:formula="of:=CONCATENATE([.B9]; &quot;:&quot;; [.E9]; &quot;:&quot;; [.F9]; &quot;:&quot; ; [.H9])" office:value-type="string" office:string-value="00A2:NED 2 SD HD:NPO2 HD:http://start-ctv.npo.nl/hbbtv/nl2/index.html" calcext:value-type="string">
            <text:p>00A2:NED 2 SD HD:NPO2 HD:http://start-ctv.npo.nl/hbbtv/nl2/index.htm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A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start-ctv.npo.nl/hbbtv/nl3/index.html" xlink:type="simple">NED 3 SD HD</text:a></text:p>
          </table:table-cell>
          <table:table-cell office:value-type="string" calcext:value-type="string">
            <text:p>NPO3 HD</text:p>
          </table:table-cell>
          <table:table-cell/>
          <table:table-cell table:formula="of:=EXTRACTHYPERLINK(1;5;ROW())" office:value-type="string" office:string-value="http://start-ctv.npo.nl/hbbtv/nl3/index.html" calcext:value-type="string">
            <text:p>http://start-ctv.npo.nl/hbbtv/nl3/index.html</text:p>
          </table:table-cell>
          <table:table-cell table:formula="of:=CONCATENATE([.B10]; &quot;:&quot;; [.E10]; &quot;:&quot;; [.F10]; &quot;:&quot; ; [.H10])" office:value-type="string" office:string-value="00A3:NED 3 SD HD:NPO3 HD:http://start-ctv.npo.nl/hbbtv/nl3/index.html" calcext:value-type="string">
            <text:p>00A3:NED 3 SD HD:NPO3 HD:http://start-ctv.npo.nl/hbbtv/nl3/index.htm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577f9c46283812b1e18e761/index.html" xlink:type="simple">Ocko</text:a></text:p>
          </table:table-cell>
          <table:table-cell office:value-type="string" calcext:value-type="string">
            <text:p>Ocko TV</text:p>
          </table:table-cell>
          <table:table-cell/>
          <table:table-cell table:formula="of:=EXTRACTHYPERLINK(1;5;ROW())" office:value-type="string" office:string-value="http://dispatcher.hybridtv.cra.cz/tv/5577f9c46283812b1e18e761/index.html" calcext:value-type="string">
            <text:p>http://dispatcher.hybridtv.cra.cz/tv/5577f9c46283812b1e18e761/index.html</text:p>
          </table:table-cell>
          <table:table-cell table:formula="of:=CONCATENATE([.B11]; &quot;:&quot;; [.E11]; &quot;:&quot;; [.F11]; &quot;:&quot; ; [.H11])" office:value-type="string" office:string-value="26:Ocko:Ocko TV:http://dispatcher.hybridtv.cra.cz/tv/5577f9c46283812b1e18e761/index.html" calcext:value-type="string">
            <text:p>26:Ocko:Ocko TV:http://dispatcher.hybridtv.cra.cz/tv/5577f9c46283812b1e18e761/index.htm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launcher.mihybrid.com/hbb/main/5a6f0c3196fcfe0f0078d58e/index.html" xlink:type="simple">RETRO</text:a></text:p>
          </table:table-cell>
          <table:table-cell office:value-type="string" calcext:value-type="string">
            <text:p>Retro Music TV</text:p>
          </table:table-cell>
          <table:table-cell/>
          <table:table-cell table:formula="of:=EXTRACTHYPERLINK(1;5;ROW())" office:value-type="string" office:string-value="http://launcher.mihybrid.com/hbb/main/5a6f0c3196fcfe0f0078d58e/index.html" calcext:value-type="string">
            <text:p>http://launcher.mihybrid.com/hbb/main/5a6f0c3196fcfe0f0078d58e/index.html</text:p>
          </table:table-cell>
          <table:table-cell table:formula="of:=CONCATENATE([.B12]; &quot;:&quot;; [.E12]; &quot;:&quot;; [.F12]; &quot;:&quot; ; [.H12])" office:value-type="string" office:string-value="3000000000:RETRO:Retro Music TV:http://launcher.mihybrid.com/hbb/main/5a6f0c3196fcfe0f0078d58e/index.html" calcext:value-type="string">
            <text:p>3000000000:RETRO:Retro Music TV:http://launcher.mihybrid.com/hbb/main/5a6f0c3196fcfe0f0078d58e/index.htm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launcher.mihybrid.com/hbb/main/599ac0c6297e870c00dd0cb5/index.html" xlink:type="simple">Markiza</text:a></text:p>
          </table:table-cell>
          <table:table-cell office:value-type="string" calcext:value-type="string">
            <text:p>Markiza HD</text:p>
          </table:table-cell>
          <table:table-cell/>
          <table:table-cell table:formula="of:=EXTRACTHYPERLINK(1;5;ROW())" office:value-type="string" office:string-value="http://launcher.mihybrid.com/hbb/main/599ac0c6297e870c00dd0cb5/index.html" calcext:value-type="string">
            <text:p>http://launcher.mihybrid.com/hbb/main/599ac0c6297e870c00dd0cb5/index.html</text:p>
          </table:table-cell>
          <table:table-cell table:formula="of:=CONCATENATE([.B13]; &quot;:&quot;; [.E13]; &quot;:&quot;; [.F13]; &quot;:&quot; ; [.H13])" office:value-type="string" office:string-value="3000000000:Markiza:Markiza HD:http://launcher.mihybrid.com/hbb/main/599ac0c6297e870c00dd0cb5/index.html" calcext:value-type="string">
            <text:p>3000000000:Markiza:Markiza HD:http://launcher.mihybrid.com/hbb/main/599ac0c6297e870c00dd0cb5/index.htm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launcher.mihybrid.com/hbb/main/599ec48d91f5950c00a0d40c/index.html" xlink:type="simple">UPnetwork</text:a></text:p>
          </table:table-cell>
          <table:table-cell office:value-type="string" calcext:value-type="string">
            <text:p>UP NETWORK CZ</text:p>
          </table:table-cell>
          <table:table-cell/>
          <table:table-cell table:formula="of:=EXTRACTHYPERLINK(1;5;ROW())" office:value-type="string" office:string-value="http://launcher.mihybrid.com/hbb/main/599ec48d91f5950c00a0d40c/index.html" calcext:value-type="string">
            <text:p>http://launcher.mihybrid.com/hbb/main/599ec48d91f5950c00a0d40c/index.html</text:p>
          </table:table-cell>
          <table:table-cell table:formula="of:=CONCATENATE([.B14]; &quot;:&quot;; [.E14]; &quot;:&quot;; [.F14]; &quot;:&quot; ; [.H14])" office:value-type="string" office:string-value="3000000000:UPnetwork:UP NETWORK CZ:http://launcher.mihybrid.com/hbb/main/599ec48d91f5950c00a0d40c/index.html" calcext:value-type="string">
            <text:p>3000000000:UPnetwork:UP NETWORK CZ:http://launcher.mihybrid.com/hbb/main/599ec48d91f5950c00a0d40c/index.htm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3EA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launcher.mihybrid.com/hbb/main/59f9c0c9bc95750d006b98f3/index.html" xlink:type="simple">Doma</text:a></text:p>
          </table:table-cell>
          <table:table-cell office:value-type="string" calcext:value-type="string">
            <text:p>DOMA HD</text:p>
          </table:table-cell>
          <table:table-cell/>
          <table:table-cell table:formula="of:=EXTRACTHYPERLINK(1;5;ROW())" office:value-type="string" office:string-value="http://launcher.mihybrid.com/hbb/main/59f9c0c9bc95750d006b98f3/index.html" calcext:value-type="string">
            <text:p>http://launcher.mihybrid.com/hbb/main/59f9c0c9bc95750d006b98f3/index.html</text:p>
          </table:table-cell>
          <table:table-cell table:formula="of:=CONCATENATE([.B15]; &quot;:&quot;; [.E15]; &quot;:&quot;; [.F15]; &quot;:&quot; ; [.H15])" office:value-type="string" office:string-value="03EA:Doma:DOMA HD:http://launcher.mihybrid.com/hbb/main/59f9c0c9bc95750d006b98f3/index.html" calcext:value-type="string">
            <text:p>03EA:Doma:DOMA HD:http://launcher.mihybrid.com/hbb/main/59f9c0c9bc95750d006b98f3/index.htm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prod-sbs-hbbtv-triggerapp.sbsnet.nl/sbs6/active" xlink:type="simple">SBS HbbTV app1</text:a></text:p>
          </table:table-cell>
          <table:table-cell office:value-type="string" calcext:value-type="string">
            <text:p>SBS6 HD</text:p>
          </table:table-cell>
          <table:table-cell/>
          <table:table-cell table:formula="of:=EXTRACTHYPERLINK(1;5;ROW())" office:value-type="string" office:string-value="http://prod-sbs-hbbtv-triggerapp.sbsnet.nl/sbs6/active" calcext:value-type="string">
            <text:p>http://prod-sbs-hbbtv-triggerapp.sbsnet.nl/sbs6/active</text:p>
          </table:table-cell>
          <table:table-cell table:formula="of:=CONCATENATE([.B16]; &quot;:&quot;; [.E16]; &quot;:&quot;; [.F16]; &quot;:&quot; ; [.H16])" office:value-type="string" office:string-value="1:SBS HbbTV app1:SBS6 HD:http://prod-sbs-hbbtv-triggerapp.sbsnet.nl/sbs6/active" calcext:value-type="string">
            <text:p>1:SBS HbbTV app1:SBS6 HD:http://prod-sbs-hbbtv-triggerapp.sbsnet.nl/sbs6/activ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prod-sbs-hbbtv-triggerapp.sbsnet.nl/net5/active" xlink:type="simple">SBS HbbTV app2</text:a></text:p>
          </table:table-cell>
          <table:table-cell office:value-type="string" calcext:value-type="string">
            <text:p>NET5 HD</text:p>
          </table:table-cell>
          <table:table-cell/>
          <table:table-cell table:formula="of:=EXTRACTHYPERLINK(1;5;ROW())" office:value-type="string" office:string-value="http://prod-sbs-hbbtv-triggerapp.sbsnet.nl/net5/active" calcext:value-type="string">
            <text:p>http://prod-sbs-hbbtv-triggerapp.sbsnet.nl/net5/active</text:p>
          </table:table-cell>
          <table:table-cell table:formula="of:=CONCATENATE([.B17]; &quot;:&quot;; [.E17]; &quot;:&quot;; [.F17]; &quot;:&quot; ; [.H17])" office:value-type="string" office:string-value="2:SBS HbbTV app2:NET5 HD:http://prod-sbs-hbbtv-triggerapp.sbsnet.nl/net5/active" calcext:value-type="string">
            <text:p>2:SBS HbbTV app2:NET5 HD:http://prod-sbs-hbbtv-triggerapp.sbsnet.nl/net5/activ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prod-sbs-hbbtv-triggerapp.sbsnet.nl/veronica/active" xlink:type="simple">SBS HbbTV app3</text:a></text:p>
          </table:table-cell>
          <table:table-cell office:value-type="string" calcext:value-type="string">
            <text:p>Veronica/DisneyXD HD</text:p>
          </table:table-cell>
          <table:table-cell/>
          <table:table-cell table:formula="of:=EXTRACTHYPERLINK(1;5;ROW())" office:value-type="string" office:string-value="http://prod-sbs-hbbtv-triggerapp.sbsnet.nl/veronica/active" calcext:value-type="string">
            <text:p>http://prod-sbs-hbbtv-triggerapp.sbsnet.nl/veronica/active</text:p>
          </table:table-cell>
          <table:table-cell table:formula="of:=CONCATENATE([.B18]; &quot;:&quot;; [.E18]; &quot;:&quot;; [.F18]; &quot;:&quot; ; [.H18])" office:value-type="string" office:string-value="3:SBS HbbTV app3:Veronica/DisneyXD HD:http://prod-sbs-hbbtv-triggerapp.sbsnet.nl/veronica/active" calcext:value-type="string">
            <text:p>3:SBS HbbTV app3:Veronica/DisneyXD HD:http://prod-sbs-hbbtv-triggerapp.sbsnet.nl/veronica/activ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9e6de3a3ab487a549b56/index.html" xlink:type="simple">CRo Radio DAB Praha</text:a></text:p>
          </table:table-cell>
          <table:table-cell office:value-type="string" calcext:value-type="string">
            <text:p>CRo Radio DAB Praha</text:p>
          </table:table-cell>
          <table:table-cell/>
          <table:table-cell table:formula="of:=EXTRACTHYPERLINK(1;5;ROW())" office:value-type="string" office:string-value="http://dispatcher.hybridtv.cra.cz/tv/5e8d9e6de3a3ab487a549b56/index.html" calcext:value-type="string">
            <text:p>http://dispatcher.hybridtv.cra.cz/tv/5e8d9e6de3a3ab487a549b56/index.html</text:p>
          </table:table-cell>
          <table:table-cell table:formula="of:=CONCATENATE([.B19]; &quot;:&quot;; [.E19]; &quot;:&quot;; [.F19]; &quot;:&quot; ; [.H19])" office:value-type="string" office:string-value="1:CRo Radio DAB Praha:CRo Radio DAB Praha:http://dispatcher.hybridtv.cra.cz/tv/5e8d9e6de3a3ab487a549b56/index.html" calcext:value-type="string">
            <text:p>1:CRo Radio DAB Praha:CRo Radio DAB Praha:http://dispatcher.hybridtv.cra.cz/tv/5e8d9e6de3a3ab487a549b56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9ebee3a3ab51245ca3ab/index.html" xlink:type="simple">CRo REGION</text:a></text:p>
          </table:table-cell>
          <table:table-cell office:value-type="string" calcext:value-type="string">
            <text:p>CRo REGION</text:p>
          </table:table-cell>
          <table:table-cell/>
          <table:table-cell table:formula="of:=EXTRACTHYPERLINK(1;5;ROW())" office:value-type="string" office:string-value="http://dispatcher.hybridtv.cra.cz/tv/5e8d9ebee3a3ab51245ca3ab/index.html" calcext:value-type="string">
            <text:p>http://dispatcher.hybridtv.cra.cz/tv/5e8d9ebee3a3ab51245ca3ab/index.html</text:p>
          </table:table-cell>
          <table:table-cell table:formula="of:=CONCATENATE([.B20]; &quot;:&quot;; [.E20]; &quot;:&quot;; [.F20]; &quot;:&quot; ; [.H20])" office:value-type="string" office:string-value="1:CRo REGION:CRo REGION:http://dispatcher.hybridtv.cra.cz/tv/5e8d9ebee3a3ab51245ca3ab/index.html" calcext:value-type="string">
            <text:p>1:CRo REGION:CRo REGION:http://dispatcher.hybridtv.cra.cz/tv/5e8d9ebee3a3ab51245ca3ab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9f28e3a3ab487a549b59/index.html" xlink:type="simple">CRo BRNO</text:a></text:p>
          </table:table-cell>
          <table:table-cell office:value-type="string" calcext:value-type="string">
            <text:p>CRo BRNO</text:p>
          </table:table-cell>
          <table:table-cell/>
          <table:table-cell table:formula="of:=EXTRACTHYPERLINK(1;5;ROW())" office:value-type="string" office:string-value="http://dispatcher.hybridtv.cra.cz/tv/5e8d9f28e3a3ab487a549b59/index.html" calcext:value-type="string">
            <text:p>http://dispatcher.hybridtv.cra.cz/tv/5e8d9f28e3a3ab487a549b59/index.html</text:p>
          </table:table-cell>
          <table:table-cell table:formula="of:=CONCATENATE([.B21]; &quot;:&quot;; [.E21]; &quot;:&quot;; [.F21]; &quot;:&quot; ; [.H21])" office:value-type="string" office:string-value="1:CRo BRNO:CRo BRNO:http://dispatcher.hybridtv.cra.cz/tv/5e8d9f28e3a3ab487a549b59/index.html" calcext:value-type="string">
            <text:p>1:CRo BRNO:CRo BRNO:http://dispatcher.hybridtv.cra.cz/tv/5e8d9f28e3a3ab487a549b59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9f4de3a3ab51245ca3ae/index.html" xlink:type="simple">CRo C.BUDEJOVICE</text:a></text:p>
          </table:table-cell>
          <table:table-cell office:value-type="string" calcext:value-type="string">
            <text:p>CRo C.BUDEJOVICE</text:p>
          </table:table-cell>
          <table:table-cell/>
          <table:table-cell table:formula="of:=EXTRACTHYPERLINK(1;5;ROW())" office:value-type="string" office:string-value="http://dispatcher.hybridtv.cra.cz/tv/5e8d9f4de3a3ab51245ca3ae/index.html" calcext:value-type="string">
            <text:p>http://dispatcher.hybridtv.cra.cz/tv/5e8d9f4de3a3ab51245ca3ae/index.html</text:p>
          </table:table-cell>
          <table:table-cell table:formula="of:=CONCATENATE([.B22]; &quot;:&quot;; [.E22]; &quot;:&quot;; [.F22]; &quot;:&quot; ; [.H22])" office:value-type="string" office:string-value="1:CRo C.BUDEJOVICE:CRo C.BUDEJOVICE:http://dispatcher.hybridtv.cra.cz/tv/5e8d9f4de3a3ab51245ca3ae/index.html" calcext:value-type="string">
            <text:p>1:CRo C.BUDEJOVICE:CRo C.BUDEJOVICE:http://dispatcher.hybridtv.cra.cz/tv/5e8d9f4de3a3ab51245ca3ae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9f72e3a3ab51245ca3af/index.html" xlink:type="simple">CRo H.KRALOVE</text:a></text:p>
          </table:table-cell>
          <table:table-cell office:value-type="string" calcext:value-type="string">
            <text:p>CRo H.KRALOVE</text:p>
          </table:table-cell>
          <table:table-cell/>
          <table:table-cell table:formula="of:=EXTRACTHYPERLINK(1;5;ROW())" office:value-type="string" office:string-value="http://dispatcher.hybridtv.cra.cz/tv/5e8d9f72e3a3ab51245ca3af/index.html" calcext:value-type="string">
            <text:p>http://dispatcher.hybridtv.cra.cz/tv/5e8d9f72e3a3ab51245ca3af/index.html</text:p>
          </table:table-cell>
          <table:table-cell table:formula="of:=CONCATENATE([.B23]; &quot;:&quot;; [.E23]; &quot;:&quot;; [.F23]; &quot;:&quot; ; [.H23])" office:value-type="string" office:string-value="1:CRo H.KRALOVE:CRo H.KRALOVE:http://dispatcher.hybridtv.cra.cz/tv/5e8d9f72e3a3ab51245ca3af/index.html" calcext:value-type="string">
            <text:p>1:CRo H.KRALOVE:CRo H.KRALOVE:http://dispatcher.hybridtv.cra.cz/tv/5e8d9f72e3a3ab51245ca3af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9f9fe3a3ab487a549b5a/index.html" xlink:type="simple">CRo KARLOVY VARY</text:a></text:p>
          </table:table-cell>
          <table:table-cell office:value-type="string" calcext:value-type="string">
            <text:p>CRo KARLOVY VARY</text:p>
          </table:table-cell>
          <table:table-cell/>
          <table:table-cell table:formula="of:=EXTRACTHYPERLINK(1;5;ROW())" office:value-type="string" office:string-value="http://dispatcher.hybridtv.cra.cz/tv/5e8d9f9fe3a3ab487a549b5a/index.html" calcext:value-type="string">
            <text:p>http://dispatcher.hybridtv.cra.cz/tv/5e8d9f9fe3a3ab487a549b5a/index.html</text:p>
          </table:table-cell>
          <table:table-cell table:formula="of:=CONCATENATE([.B24]; &quot;:&quot;; [.E24]; &quot;:&quot;; [.F24]; &quot;:&quot; ; [.H24])" office:value-type="string" office:string-value="1:CRo KARLOVY VARY:CRo KARLOVY VARY:http://dispatcher.hybridtv.cra.cz/tv/5e8d9f9fe3a3ab487a549b5a/index.html" calcext:value-type="string">
            <text:p>1:CRo KARLOVY VARY:CRo KARLOVY VARY:http://dispatcher.hybridtv.cra.cz/tv/5e8d9f9fe3a3ab487a549b5a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9fd1e3a3ab487a549b5b/index.html" xlink:type="simple">CRo LIBEREC</text:a></text:p>
          </table:table-cell>
          <table:table-cell office:value-type="string" calcext:value-type="string">
            <text:p>CRo LIBEREC</text:p>
          </table:table-cell>
          <table:table-cell/>
          <table:table-cell table:formula="of:=EXTRACTHYPERLINK(1;5;ROW())" office:value-type="string" office:string-value="http://dispatcher.hybridtv.cra.cz/tv/5e8d9fd1e3a3ab487a549b5b/index.html" calcext:value-type="string">
            <text:p>http://dispatcher.hybridtv.cra.cz/tv/5e8d9fd1e3a3ab487a549b5b/index.html</text:p>
          </table:table-cell>
          <table:table-cell table:formula="of:=CONCATENATE([.B25]; &quot;:&quot;; [.E25]; &quot;:&quot;; [.F25]; &quot;:&quot; ; [.H25])" office:value-type="string" office:string-value="1:CRo LIBEREC:CRo LIBEREC:http://dispatcher.hybridtv.cra.cz/tv/5e8d9fd1e3a3ab487a549b5b/index.html" calcext:value-type="string">
            <text:p>1:CRo LIBEREC:CRo LIBEREC:http://dispatcher.hybridtv.cra.cz/tv/5e8d9fd1e3a3ab487a549b5b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a008e3a3ab51245ca3b2/index.html" xlink:type="simple">CRo VYSOCINA</text:a></text:p>
          </table:table-cell>
          <table:table-cell office:value-type="string" calcext:value-type="string">
            <text:p>CRo VYSOCINA</text:p>
          </table:table-cell>
          <table:table-cell/>
          <table:table-cell table:formula="of:=EXTRACTHYPERLINK(1;5;ROW())" office:value-type="string" office:string-value="http://dispatcher.hybridtv.cra.cz/tv/5e8da008e3a3ab51245ca3b2/index.html" calcext:value-type="string">
            <text:p>http://dispatcher.hybridtv.cra.cz/tv/5e8da008e3a3ab51245ca3b2/index.html</text:p>
          </table:table-cell>
          <table:table-cell table:formula="of:=CONCATENATE([.B26]; &quot;:&quot;; [.E26]; &quot;:&quot;; [.F26]; &quot;:&quot; ; [.H26])" office:value-type="string" office:string-value="1:CRo VYSOCINA:CRo VYSOCINA:http://dispatcher.hybridtv.cra.cz/tv/5e8da008e3a3ab51245ca3b2/index.html" calcext:value-type="string">
            <text:p>1:CRo VYSOCINA:CRo VYSOCINA:http://dispatcher.hybridtv.cra.cz/tv/5e8da008e3a3ab51245ca3b2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9eece3a3ab51245ca3ac/index.html" xlink:type="simple">CRo RADIO PRAGUE Int</text:a></text:p>
          </table:table-cell>
          <table:table-cell office:value-type="string" calcext:value-type="string">
            <text:p>CRo RADIO PRAGUE Int</text:p>
          </table:table-cell>
          <table:table-cell/>
          <table:table-cell table:formula="of:=EXTRACTHYPERLINK(1;5;ROW())" office:value-type="string" office:string-value="http://dispatcher.hybridtv.cra.cz/tv/5e8d9eece3a3ab51245ca3ac/index.html" calcext:value-type="string">
            <text:p>http://dispatcher.hybridtv.cra.cz/tv/5e8d9eece3a3ab51245ca3ac/index.html</text:p>
          </table:table-cell>
          <table:table-cell table:formula="of:=CONCATENATE([.B27]; &quot;:&quot;; [.E27]; &quot;:&quot;; [.F27]; &quot;:&quot; ; [.H27])" office:value-type="string" office:string-value="1:CRo RADIO PRAGUE Int:CRo RADIO PRAGUE Int:http://dispatcher.hybridtv.cra.cz/tv/5e8d9eece3a3ab51245ca3ac/index.html" calcext:value-type="string">
            <text:p>1:CRo RADIO PRAGUE Int:CRo RADIO PRAGUE Int:http://dispatcher.hybridtv.cra.cz/tv/5e8d9eece3a3ab51245ca3ac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a033e3a3ab51245ca3b3/index.html" xlink:type="simple">CRo PARDUBICE</text:a></text:p>
          </table:table-cell>
          <table:table-cell office:value-type="string" calcext:value-type="string">
            <text:p>CRo PARDUBICE</text:p>
          </table:table-cell>
          <table:table-cell/>
          <table:table-cell table:formula="of:=EXTRACTHYPERLINK(1;5;ROW())" office:value-type="string" office:string-value="http://dispatcher.hybridtv.cra.cz/tv/5e8da033e3a3ab51245ca3b3/index.html" calcext:value-type="string">
            <text:p>http://dispatcher.hybridtv.cra.cz/tv/5e8da033e3a3ab51245ca3b3/index.html</text:p>
          </table:table-cell>
          <table:table-cell table:formula="of:=CONCATENATE([.B28]; &quot;:&quot;; [.E28]; &quot;:&quot;; [.F28]; &quot;:&quot; ; [.H28])" office:value-type="string" office:string-value="1:CRo PARDUBICE:CRo PARDUBICE:http://dispatcher.hybridtv.cra.cz/tv/5e8da033e3a3ab51245ca3b3/index.html" calcext:value-type="string">
            <text:p>1:CRo PARDUBICE:CRo PARDUBICE:http://dispatcher.hybridtv.cra.cz/tv/5e8da033e3a3ab51245ca3b3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a05ae3a3ab1b41060a09/index.html" xlink:type="simple">CRo PLZEN</text:a></text:p>
          </table:table-cell>
          <table:table-cell office:value-type="string" calcext:value-type="string">
            <text:p>CRo PLZEN</text:p>
          </table:table-cell>
          <table:table-cell/>
          <table:table-cell table:formula="of:=EXTRACTHYPERLINK(1;5;ROW())" office:value-type="string" office:string-value="http://dispatcher.hybridtv.cra.cz/tv/5e8da05ae3a3ab1b41060a09/index.html" calcext:value-type="string">
            <text:p>http://dispatcher.hybridtv.cra.cz/tv/5e8da05ae3a3ab1b41060a09/index.html</text:p>
          </table:table-cell>
          <table:table-cell table:formula="of:=CONCATENATE([.B29]; &quot;:&quot;; [.E29]; &quot;:&quot;; [.F29]; &quot;:&quot; ; [.H29])" office:value-type="string" office:string-value="1:CRo PLZEN:CRo PLZEN:http://dispatcher.hybridtv.cra.cz/tv/5e8da05ae3a3ab1b41060a09/index.html" calcext:value-type="string">
            <text:p>1:CRo PLZEN:CRo PLZEN:http://dispatcher.hybridtv.cra.cz/tv/5e8da05ae3a3ab1b41060a09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a082e3a3ab487a549b5d/index.html" xlink:type="simple">CRo OLOMOUC</text:a></text:p>
          </table:table-cell>
          <table:table-cell office:value-type="string" calcext:value-type="string">
            <text:p>CRo OLOMOUC</text:p>
          </table:table-cell>
          <table:table-cell/>
          <table:table-cell table:formula="of:=EXTRACTHYPERLINK(1;5;ROW())" office:value-type="string" office:string-value="http://dispatcher.hybridtv.cra.cz/tv/5e8da082e3a3ab487a549b5d/index.html" calcext:value-type="string">
            <text:p>http://dispatcher.hybridtv.cra.cz/tv/5e8da082e3a3ab487a549b5d/index.html</text:p>
          </table:table-cell>
          <table:table-cell table:formula="of:=CONCATENATE([.B30]; &quot;:&quot;; [.E30]; &quot;:&quot;; [.F30]; &quot;:&quot; ; [.H30])" office:value-type="string" office:string-value="1:CRo OLOMOUC:CRo OLOMOUC:http://dispatcher.hybridtv.cra.cz/tv/5e8da082e3a3ab487a549b5d/index.html" calcext:value-type="string">
            <text:p>1:CRo OLOMOUC:CRo OLOMOUC:http://dispatcher.hybridtv.cra.cz/tv/5e8da082e3a3ab487a549b5d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a0b0e3a3ab1b41060a0a/index.html" xlink:type="simple">CRo OSTRAVA</text:a></text:p>
          </table:table-cell>
          <table:table-cell office:value-type="string" calcext:value-type="string">
            <text:p>CRo OSTRAVA</text:p>
          </table:table-cell>
          <table:table-cell/>
          <table:table-cell table:formula="of:=EXTRACTHYPERLINK(1;5;ROW())" office:value-type="string" office:string-value="http://dispatcher.hybridtv.cra.cz/tv/5e8da0b0e3a3ab1b41060a0a/index.html" calcext:value-type="string">
            <text:p>http://dispatcher.hybridtv.cra.cz/tv/5e8da0b0e3a3ab1b41060a0a/index.html</text:p>
          </table:table-cell>
          <table:table-cell table:formula="of:=CONCATENATE([.B31]; &quot;:&quot;; [.E31]; &quot;:&quot;; [.F31]; &quot;:&quot; ; [.H31])" office:value-type="string" office:string-value="1:CRo OSTRAVA:CRo OSTRAVA:http://dispatcher.hybridtv.cra.cz/tv/5e8da0b0e3a3ab1b41060a0a/index.html" calcext:value-type="string">
            <text:p>1:CRo OSTRAVA:CRo OSTRAVA:http://dispatcher.hybridtv.cra.cz/tv/5e8da0b0e3a3ab1b41060a0a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a0d7e3a3ab1b41060a0b/index.html" xlink:type="simple">CRo SEVER</text:a></text:p>
          </table:table-cell>
          <table:table-cell office:value-type="string" calcext:value-type="string">
            <text:p>CRo SEVER</text:p>
          </table:table-cell>
          <table:table-cell/>
          <table:table-cell table:formula="of:=EXTRACTHYPERLINK(1;5;ROW())" office:value-type="string" office:string-value="http://dispatcher.hybridtv.cra.cz/tv/5e8da0d7e3a3ab1b41060a0b/index.html" calcext:value-type="string">
            <text:p>http://dispatcher.hybridtv.cra.cz/tv/5e8da0d7e3a3ab1b41060a0b/index.html</text:p>
          </table:table-cell>
          <table:table-cell table:formula="of:=CONCATENATE([.B32]; &quot;:&quot;; [.E32]; &quot;:&quot;; [.F32]; &quot;:&quot; ; [.H32])" office:value-type="string" office:string-value="1:CRo SEVER:CRo SEVER:http://dispatcher.hybridtv.cra.cz/tv/5e8da0d7e3a3ab1b41060a0b/index.html" calcext:value-type="string">
            <text:p>1:CRo SEVER:CRo SEVER:http://dispatcher.hybridtv.cra.cz/tv/5e8da0d7e3a3ab1b41060a0b/index.htm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e8da101e3a3ab487a549b60/index.html" xlink:type="simple">CRo ZLIN</text:a></text:p>
          </table:table-cell>
          <table:table-cell office:value-type="string" calcext:value-type="string">
            <text:p>CRo ZLIN</text:p>
          </table:table-cell>
          <table:table-cell/>
          <table:table-cell table:formula="of:=EXTRACTHYPERLINK(1;5;ROW())" office:value-type="string" office:string-value="http://dispatcher.hybridtv.cra.cz/tv/5e8da101e3a3ab487a549b60/index.html" calcext:value-type="string">
            <text:p>http://dispatcher.hybridtv.cra.cz/tv/5e8da101e3a3ab487a549b60/index.html</text:p>
          </table:table-cell>
          <table:table-cell table:formula="of:=CONCATENATE([.B33]; &quot;:&quot;; [.E33]; &quot;:&quot;; [.F33]; &quot;:&quot; ; [.H33])" office:value-type="string" office:string-value="1:CRo ZLIN:CRo ZLIN:http://dispatcher.hybridtv.cra.cz/tv/5e8da101e3a3ab487a549b60/index.html" calcext:value-type="string">
            <text:p>1:CRo ZLIN:CRo ZLIN:http://dispatcher.hybridtv.cra.cz/tv/5e8da101e3a3ab487a549b60/index.htm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00C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784edc668ec31797e096524/index.html" xlink:type="simple">Sat_Prima</text:a></text:p>
          </table:table-cell>
          <table:table-cell office:value-type="string" calcext:value-type="string">
            <text:p>Prima HD</text:p>
          </table:table-cell>
          <table:table-cell/>
          <table:table-cell table:formula="of:=EXTRACTHYPERLINK(1;5;ROW())" office:value-type="string" office:string-value="http://dispatcher.hybridtv.cra.cz/tv/5784edc668ec31797e096524/index.html" calcext:value-type="string">
            <text:p>http://dispatcher.hybridtv.cra.cz/tv/5784edc668ec31797e096524/index.html</text:p>
          </table:table-cell>
          <table:table-cell table:formula="of:=CONCATENATE([.B34]; &quot;:&quot;; [.E34]; &quot;:&quot;; [.F34]; &quot;:&quot; ; [.H34])" office:value-type="string" office:string-value="000C:Sat_Prima:Prima HD:http://dispatcher.hybridtv.cra.cz/tv/5784edc668ec31797e096524/index.html" calcext:value-type="string">
            <text:p>000C:Sat_Prima:Prima HD:http://dispatcher.hybridtv.cra.cz/tv/5784edc668ec31797e096524/index.htm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00D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784ede468ec31cc7e096524/index.html" xlink:type="simple">Sat_Prima_COOL</text:a></text:p>
          </table:table-cell>
          <table:table-cell office:value-type="string" calcext:value-type="string">
            <text:p>Prima COOL HD</text:p>
          </table:table-cell>
          <table:table-cell/>
          <table:table-cell table:formula="of:=EXTRACTHYPERLINK(1;5;ROW())" office:value-type="string" office:string-value="http://dispatcher.hybridtv.cra.cz/tv/5784ede468ec31cc7e096524/index.html" calcext:value-type="string">
            <text:p>http://dispatcher.hybridtv.cra.cz/tv/5784ede468ec31cc7e096524/index.html</text:p>
          </table:table-cell>
          <table:table-cell table:formula="of:=CONCATENATE([.B35]; &quot;:&quot;; [.E35]; &quot;:&quot;; [.F35]; &quot;:&quot; ; [.H35])" office:value-type="string" office:string-value="000D:Sat_Prima_COOL:Prima COOL HD:http://dispatcher.hybridtv.cra.cz/tv/5784ede468ec31cc7e096524/index.html" calcext:value-type="string">
            <text:p>000D:Sat_Prima_COOL:Prima COOL HD:http://dispatcher.hybridtv.cra.cz/tv/5784ede468ec31cc7e096524/index.htm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00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784ee0968ec31767e096523/index.html" xlink:type="simple">Sat_Prima_LOVE</text:a></text:p>
          </table:table-cell>
          <table:table-cell office:value-type="string" calcext:value-type="string">
            <text:p>Prima Love</text:p>
          </table:table-cell>
          <table:table-cell/>
          <table:table-cell table:formula="of:=EXTRACTHYPERLINK(1;5;ROW())" office:value-type="string" office:string-value="http://dispatcher.hybridtv.cra.cz/tv/5784ee0968ec31767e096523/index.html" calcext:value-type="string">
            <text:p>http://dispatcher.hybridtv.cra.cz/tv/5784ee0968ec31767e096523/index.html</text:p>
          </table:table-cell>
          <table:table-cell table:formula="of:=CONCATENATE([.B36]; &quot;:&quot;; [.E36]; &quot;:&quot;; [.F36]; &quot;:&quot; ; [.H36])" office:value-type="string" office:string-value="000E:Sat_Prima_LOVE:Prima Love:http://dispatcher.hybridtv.cra.cz/tv/5784ee0968ec31767e096523/index.html" calcext:value-type="string">
            <text:p>000E:Sat_Prima_LOVE:Prima Love:http://dispatcher.hybridtv.cra.cz/tv/5784ee0968ec31767e096523/index.htm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00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784ee1268ec31787e096525/index.html" xlink:type="simple">Sat_Prima_ZOOM</text:a></text:p>
          </table:table-cell>
          <table:table-cell office:value-type="string" calcext:value-type="string">
            <text:p>Prima ZOOM HD</text:p>
          </table:table-cell>
          <table:table-cell/>
          <table:table-cell table:formula="of:=EXTRACTHYPERLINK(1;5;ROW())" office:value-type="string" office:string-value="http://dispatcher.hybridtv.cra.cz/tv/5784ee1268ec31787e096525/index.html" calcext:value-type="string">
            <text:p>http://dispatcher.hybridtv.cra.cz/tv/5784ee1268ec31787e096525/index.html</text:p>
          </table:table-cell>
          <table:table-cell table:formula="of:=CONCATENATE([.B37]; &quot;:&quot;; [.E37]; &quot;:&quot;; [.F37]; &quot;:&quot; ; [.H37])" office:value-type="string" office:string-value="000F:Sat_Prima_ZOOM:Prima ZOOM HD:http://dispatcher.hybridtv.cra.cz/tv/5784ee1268ec31787e096525/index.html" calcext:value-type="string">
            <text:p>000F:Sat_Prima_ZOOM:Prima ZOOM HD:http://dispatcher.hybridtv.cra.cz/tv/5784ee1268ec31787e096525/index.htm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784ee0e68ec31777e096524/index.html" xlink:type="simple">Sat_Prima_MAX</text:a></text:p>
          </table:table-cell>
          <table:table-cell office:value-type="string" calcext:value-type="string">
            <text:p>Prima MAX HD</text:p>
          </table:table-cell>
          <table:table-cell/>
          <table:table-cell table:formula="of:=EXTRACTHYPERLINK(1;5;ROW())" office:value-type="string" office:string-value="http://dispatcher.hybridtv.cra.cz/tv/5784ee0e68ec31777e096524/index.html" calcext:value-type="string">
            <text:p>http://dispatcher.hybridtv.cra.cz/tv/5784ee0e68ec31777e096524/index.html</text:p>
          </table:table-cell>
          <table:table-cell table:formula="of:=CONCATENATE([.B38]; &quot;:&quot;; [.E38]; &quot;:&quot;; [.F38]; &quot;:&quot; ; [.H38])" office:value-type="string" office:string-value="10:Sat_Prima_MAX:Prima MAX HD:http://dispatcher.hybridtv.cra.cz/tv/5784ee0e68ec31777e096524/index.html" calcext:value-type="string">
            <text:p>10:Sat_Prima_MAX:Prima MAX HD:http://dispatcher.hybridtv.cra.cz/tv/5784ee0e68ec31777e096524/index.htm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b0d987e3a3ab5e670a5d34/index.html" xlink:type="simple">Prima_KRIMI_Skylink</text:a></text:p>
          </table:table-cell>
          <table:table-cell office:value-type="string" calcext:value-type="string">
            <text:p>Prima KRIMI</text:p>
          </table:table-cell>
          <table:table-cell/>
          <table:table-cell table:formula="of:=EXTRACTHYPERLINK(1;5;ROW())" office:value-type="string" office:string-value="http://dispatcher.hybridtv.cra.cz/tv/5ab0d987e3a3ab5e670a5d34/index.html" calcext:value-type="string">
            <text:p>http://dispatcher.hybridtv.cra.cz/tv/5ab0d987e3a3ab5e670a5d34/index.html</text:p>
          </table:table-cell>
          <table:table-cell table:formula="of:=CONCATENATE([.B39]; &quot;:&quot;; [.E39]; &quot;:&quot;; [.F39]; &quot;:&quot; ; [.H39])" office:value-type="string" office:string-value="17:Prima_KRIMI_Skylink:Prima KRIMI:http://dispatcher.hybridtv.cra.cz/tv/5ab0d987e3a3ab5e670a5d34/index.html" calcext:value-type="string">
            <text:p>17:Prima_KRIMI_Skylink:Prima KRIMI:http://dispatcher.hybridtv.cra.cz/tv/5ab0d987e3a3ab5e670a5d34/index.htm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a28b46e3a3ab73cf652bb2/index.html" xlink:type="simple">Seznam.cz TV Skylink</text:a></text:p>
          </table:table-cell>
          <table:table-cell office:value-type="string" calcext:value-type="string">
            <text:p>Seznam.cz HD</text:p>
          </table:table-cell>
          <table:table-cell/>
          <table:table-cell table:formula="of:=EXTRACTHYPERLINK(1;5;ROW())" office:value-type="string" office:string-value="http://dispatcher.hybridtv.cra.cz/tv/5aa28b46e3a3ab73cf652bb2/index.html" calcext:value-type="string">
            <text:p>http://dispatcher.hybridtv.cra.cz/tv/5aa28b46e3a3ab73cf652bb2/index.html</text:p>
          </table:table-cell>
          <table:table-cell table:formula="of:=CONCATENATE([.B40]; &quot;:&quot;; [.E40]; &quot;:&quot;; [.F40]; &quot;:&quot; ; [.H40])" office:value-type="string" office:string-value="18:Seznam.cz TV Skylink:Seznam.cz HD:http://dispatcher.hybridtv.cra.cz/tv/5aa28b46e3a3ab73cf652bb2/index.html" calcext:value-type="string">
            <text:p>18:Seznam.cz TV Skylink:Seznam.cz HD:http://dispatcher.hybridtv.cra.cz/tv/5aa28b46e3a3ab73cf652bb2/index.htm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c48e2de3a3ab1bf86ab63d/index.html" xlink:type="simple">CRo RADIOZURNAL</text:a></text:p>
          </table:table-cell>
          <table:table-cell office:value-type="string" calcext:value-type="string">
            <text:p>CRo RADIOZURNAL</text:p>
          </table:table-cell>
          <table:table-cell/>
          <table:table-cell table:formula="of:=EXTRACTHYPERLINK(1;5;ROW())" office:value-type="string" office:string-value="http://dispatcher.hybridtv.cra.cz/tv/5ac48e2de3a3ab1bf86ab63d/index.html" calcext:value-type="string">
            <text:p>http://dispatcher.hybridtv.cra.cz/tv/5ac48e2de3a3ab1bf86ab63d/index.html</text:p>
          </table:table-cell>
          <table:table-cell table:formula="of:=CONCATENATE([.B41]; &quot;:&quot;; [.E41]; &quot;:&quot;; [.F41]; &quot;:&quot; ; [.H41])" office:value-type="string" office:string-value="1:CRo RADIOZURNAL:CRo RADIOZURNAL:http://dispatcher.hybridtv.cra.cz/tv/5ac48e2de3a3ab1bf86ab63d/index.html" calcext:value-type="string">
            <text:p>1:CRo RADIOZURNAL:CRo RADIOZURNAL:http://dispatcher.hybridtv.cra.cz/tv/5ac48e2de3a3ab1bf86ab63d/index.htm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c48e1ce3a3ab282e56e78e/index.html" xlink:type="simple">CRo DVOJKA</text:a></text:p>
          </table:table-cell>
          <table:table-cell office:value-type="string" calcext:value-type="string">
            <text:p>CRo DVOJKA</text:p>
          </table:table-cell>
          <table:table-cell/>
          <table:table-cell table:formula="of:=EXTRACTHYPERLINK(1;5;ROW())" office:value-type="string" office:string-value="http://dispatcher.hybridtv.cra.cz/tv/5ac48e1ce3a3ab282e56e78e/index.html" calcext:value-type="string">
            <text:p>http://dispatcher.hybridtv.cra.cz/tv/5ac48e1ce3a3ab282e56e78e/index.html</text:p>
          </table:table-cell>
          <table:table-cell table:formula="of:=CONCATENATE([.B42]; &quot;:&quot;; [.E42]; &quot;:&quot;; [.F42]; &quot;:&quot; ; [.H42])" office:value-type="string" office:string-value="1:CRo DVOJKA:CRo DVOJKA:http://dispatcher.hybridtv.cra.cz/tv/5ac48e1ce3a3ab282e56e78e/index.html" calcext:value-type="string">
            <text:p>1:CRo DVOJKA:CRo DVOJKA:http://dispatcher.hybridtv.cra.cz/tv/5ac48e1ce3a3ab282e56e78e/index.htm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c48e31e3a3ab1bf86ab63e/index.html" xlink:type="simple">CRo VLTAVA</text:a></text:p>
          </table:table-cell>
          <table:table-cell office:value-type="string" calcext:value-type="string">
            <text:p>CRo VLTAVA</text:p>
          </table:table-cell>
          <table:table-cell/>
          <table:table-cell table:formula="of:=EXTRACTHYPERLINK(1;5;ROW())" office:value-type="string" office:string-value="http://dispatcher.hybridtv.cra.cz/tv/5ac48e31e3a3ab1bf86ab63e/index.html" calcext:value-type="string">
            <text:p>http://dispatcher.hybridtv.cra.cz/tv/5ac48e31e3a3ab1bf86ab63e/index.html</text:p>
          </table:table-cell>
          <table:table-cell table:formula="of:=CONCATENATE([.B43]; &quot;:&quot;; [.E43]; &quot;:&quot;; [.F43]; &quot;:&quot; ; [.H43])" office:value-type="string" office:string-value="1:CRo VLTAVA:CRo VLTAVA:http://dispatcher.hybridtv.cra.cz/tv/5ac48e31e3a3ab1bf86ab63e/index.html" calcext:value-type="string">
            <text:p>1:CRo VLTAVA:CRo VLTAVA:http://dispatcher.hybridtv.cra.cz/tv/5ac48e31e3a3ab1bf86ab63e/index.htm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c48e23e3a3ab0c53781a69/index.html" xlink:type="simple">CRo PLUS</text:a></text:p>
          </table:table-cell>
          <table:table-cell office:value-type="string" calcext:value-type="string">
            <text:p>CRo PLUS</text:p>
          </table:table-cell>
          <table:table-cell/>
          <table:table-cell table:formula="of:=EXTRACTHYPERLINK(1;5;ROW())" office:value-type="string" office:string-value="http://dispatcher.hybridtv.cra.cz/tv/5ac48e23e3a3ab0c53781a69/index.html" calcext:value-type="string">
            <text:p>http://dispatcher.hybridtv.cra.cz/tv/5ac48e23e3a3ab0c53781a69/index.html</text:p>
          </table:table-cell>
          <table:table-cell table:formula="of:=CONCATENATE([.B44]; &quot;:&quot;; [.E44]; &quot;:&quot;; [.F44]; &quot;:&quot; ; [.H44])" office:value-type="string" office:string-value="1:CRo PLUS:CRo PLUS:http://dispatcher.hybridtv.cra.cz/tv/5ac48e23e3a3ab0c53781a69/index.html" calcext:value-type="string">
            <text:p>1:CRo PLUS:CRo PLUS:http://dispatcher.hybridtv.cra.cz/tv/5ac48e23e3a3ab0c53781a69/index.htm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c48e2ae3a3ab0c53781a6b/index.html" xlink:type="simple">CRo RADIO WAVE</text:a></text:p>
          </table:table-cell>
          <table:table-cell office:value-type="string" calcext:value-type="string">
            <text:p>CRo RADIO WAVE</text:p>
          </table:table-cell>
          <table:table-cell/>
          <table:table-cell table:formula="of:=EXTRACTHYPERLINK(1;5;ROW())" office:value-type="string" office:string-value="http://dispatcher.hybridtv.cra.cz/tv/5ac48e2ae3a3ab0c53781a6b/index.html" calcext:value-type="string">
            <text:p>http://dispatcher.hybridtv.cra.cz/tv/5ac48e2ae3a3ab0c53781a6b/index.html</text:p>
          </table:table-cell>
          <table:table-cell table:formula="of:=CONCATENATE([.B45]; &quot;:&quot;; [.E45]; &quot;:&quot;; [.F45]; &quot;:&quot; ; [.H45])" office:value-type="string" office:string-value="1:CRo RADIO WAVE:CRo RADIO WAVE:http://dispatcher.hybridtv.cra.cz/tv/5ac48e2ae3a3ab0c53781a6b/index.html" calcext:value-type="string">
            <text:p>1:CRo RADIO WAVE:CRo RADIO WAVE:http://dispatcher.hybridtv.cra.cz/tv/5ac48e2ae3a3ab0c53781a6b/index.htm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c48e26e3a3ab0c53781a6a/index.html" xlink:type="simple">CRo RADIO JUNIOR</text:a></text:p>
          </table:table-cell>
          <table:table-cell office:value-type="string" calcext:value-type="string">
            <text:p>CRo RADIO JUNIOR</text:p>
          </table:table-cell>
          <table:table-cell/>
          <table:table-cell table:formula="of:=EXTRACTHYPERLINK(1;5;ROW())" office:value-type="string" office:string-value="http://dispatcher.hybridtv.cra.cz/tv/5ac48e26e3a3ab0c53781a6a/index.html" calcext:value-type="string">
            <text:p>http://dispatcher.hybridtv.cra.cz/tv/5ac48e26e3a3ab0c53781a6a/index.html</text:p>
          </table:table-cell>
          <table:table-cell table:formula="of:=CONCATENATE([.B46]; &quot;:&quot;; [.E46]; &quot;:&quot;; [.F46]; &quot;:&quot; ; [.H46])" office:value-type="string" office:string-value="1:CRo RADIO JUNIOR:CRo RADIO JUNIOR:http://dispatcher.hybridtv.cra.cz/tv/5ac48e26e3a3ab0c53781a6a/index.html" calcext:value-type="string">
            <text:p>1:CRo RADIO JUNIOR:CRo RADIO JUNIOR:http://dispatcher.hybridtv.cra.cz/tv/5ac48e26e3a3ab0c53781a6a/index.htm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c48e18e3a3ab282e56e78d/index.html" xlink:type="simple">CRo D-DUR</text:a></text:p>
          </table:table-cell>
          <table:table-cell office:value-type="string" calcext:value-type="string">
            <text:p>CRo D-DUR</text:p>
          </table:table-cell>
          <table:table-cell/>
          <table:table-cell table:formula="of:=EXTRACTHYPERLINK(1;5;ROW())" office:value-type="string" office:string-value="http://dispatcher.hybridtv.cra.cz/tv/5ac48e18e3a3ab282e56e78d/index.html" calcext:value-type="string">
            <text:p>http://dispatcher.hybridtv.cra.cz/tv/5ac48e18e3a3ab282e56e78d/index.html</text:p>
          </table:table-cell>
          <table:table-cell table:formula="of:=CONCATENATE([.B47]; &quot;:&quot;; [.E47]; &quot;:&quot;; [.F47]; &quot;:&quot; ; [.H47])" office:value-type="string" office:string-value="1:CRo D-DUR:CRo D-DUR:http://dispatcher.hybridtv.cra.cz/tv/5ac48e18e3a3ab282e56e78d/index.html" calcext:value-type="string">
            <text:p>1:CRo D-DUR:CRo D-DUR:http://dispatcher.hybridtv.cra.cz/tv/5ac48e18e3a3ab282e56e78d/index.htm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c48e1fe3a3ab282e56e78f/index.html" xlink:type="simple">CRo JAZZ</text:a></text:p>
          </table:table-cell>
          <table:table-cell office:value-type="string" calcext:value-type="string">
            <text:p>CRo JAZZ</text:p>
          </table:table-cell>
          <table:table-cell/>
          <table:table-cell table:formula="of:=EXTRACTHYPERLINK(1;5;ROW())" office:value-type="string" office:string-value="http://dispatcher.hybridtv.cra.cz/tv/5ac48e1fe3a3ab282e56e78f/index.html" calcext:value-type="string">
            <text:p>http://dispatcher.hybridtv.cra.cz/tv/5ac48e1fe3a3ab282e56e78f/index.html</text:p>
          </table:table-cell>
          <table:table-cell table:formula="of:=CONCATENATE([.B48]; &quot;:&quot;; [.E48]; &quot;:&quot;; [.F48]; &quot;:&quot; ; [.H48])" office:value-type="string" office:string-value="1:CRo JAZZ:CRo JAZZ:http://dispatcher.hybridtv.cra.cz/tv/5ac48e1fe3a3ab282e56e78f/index.html" calcext:value-type="string">
            <text:p>1:CRo JAZZ:CRo JAZZ:http://dispatcher.hybridtv.cra.cz/tv/5ac48e1fe3a3ab282e56e78f/index.htm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D5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84174be3a3ab2c4133eea3/index.html" xlink:type="simple">3411 Nova s.r.o.</text:a></text:p>
          </table:table-cell>
          <table:table-cell office:value-type="string" calcext:value-type="string">
            <text:p>Nova HD</text:p>
          </table:table-cell>
          <table:table-cell/>
          <table:table-cell table:formula="of:=EXTRACTHYPERLINK(1;5;ROW())" office:value-type="string" office:string-value="http://dispatcher.hybridtv.cra.cz/tv/5a84174be3a3ab2c4133eea3/index.html" calcext:value-type="string">
            <text:p>http://dispatcher.hybridtv.cra.cz/tv/5a84174be3a3ab2c4133eea3/index.html</text:p>
          </table:table-cell>
          <table:table-cell table:formula="of:=CONCATENATE([.B49]; &quot;:&quot;; [.E49]; &quot;:&quot;; [.F49]; &quot;:&quot; ; [.H49])" office:value-type="string" office:string-value="0D53:3411 Nova s.r.o.:Nova HD:http://dispatcher.hybridtv.cra.cz/tv/5a84174be3a3ab2c4133eea3/index.html" calcext:value-type="string">
            <text:p>0D53:3411 Nova s.r.o.:Nova HD:http://dispatcher.hybridtv.cra.cz/tv/5a84174be3a3ab2c4133eea3/index.htm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D5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d6f6a2fe3a3ab2e574b159a/index.html" xlink:type="simple">3412 Nova s.r.o.</text:a></text:p>
          </table:table-cell>
          <table:table-cell office:value-type="string" calcext:value-type="string">
            <text:p>Nova International</text:p>
          </table:table-cell>
          <table:table-cell/>
          <table:table-cell table:formula="of:=EXTRACTHYPERLINK(1;5;ROW())" office:value-type="string" office:string-value="http://dispatcher.hybridtv.cra.cz/tv/5d6f6a2fe3a3ab2e574b159a/index.html" calcext:value-type="string">
            <text:p>http://dispatcher.hybridtv.cra.cz/tv/5d6f6a2fe3a3ab2e574b159a/index.html</text:p>
          </table:table-cell>
          <table:table-cell table:formula="of:=CONCATENATE([.B50]; &quot;:&quot;; [.E50]; &quot;:&quot;; [.F50]; &quot;:&quot; ; [.H50])" office:value-type="string" office:string-value="0D54:3412 Nova s.r.o.:Nova International:http://dispatcher.hybridtv.cra.cz/tv/5d6f6a2fe3a3ab2e574b159a/index.html" calcext:value-type="string">
            <text:p>0D54:3412 Nova s.r.o.:Nova International:http://dispatcher.hybridtv.cra.cz/tv/5d6f6a2fe3a3ab2e574b159a/index.htm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D5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d6f690de3a3ab43e41ce273/index.html" xlink:type="simple">3413 Nova s.r.o.</text:a></text:p>
          </table:table-cell>
          <table:table-cell office:value-type="string" calcext:value-type="string">
            <text:p>Nova Sport 1 HD</text:p>
          </table:table-cell>
          <table:table-cell/>
          <table:table-cell table:formula="of:=EXTRACTHYPERLINK(1;5;ROW())" office:value-type="string" office:string-value="http://dispatcher.hybridtv.cra.cz/tv/5d6f690de3a3ab43e41ce273/index.html" calcext:value-type="string">
            <text:p>http://dispatcher.hybridtv.cra.cz/tv/5d6f690de3a3ab43e41ce273/index.html</text:p>
          </table:table-cell>
          <table:table-cell table:formula="of:=CONCATENATE([.B51]; &quot;:&quot;; [.E51]; &quot;:&quot;; [.F51]; &quot;:&quot; ; [.H51])" office:value-type="string" office:string-value="0D55:3413 Nova s.r.o.:Nova Sport 1 HD:http://dispatcher.hybridtv.cra.cz/tv/5d6f690de3a3ab43e41ce273/index.html" calcext:value-type="string">
            <text:p>0D55:3413 Nova s.r.o.:Nova Sport 1 HD:http://dispatcher.hybridtv.cra.cz/tv/5d6f690de3a3ab43e41ce273/index.htm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D5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d6f7dc4e3a3ab2e574b15a5/index.html" xlink:type="simple">3414 Nova s.r.o.</text:a></text:p>
          </table:table-cell>
          <table:table-cell office:value-type="string" calcext:value-type="string">
            <text:p>Nova +1 HD</text:p>
          </table:table-cell>
          <table:table-cell/>
          <table:table-cell table:formula="of:=EXTRACTHYPERLINK(1;5;ROW())" office:value-type="string" office:string-value="http://dispatcher.hybridtv.cra.cz/tv/5d6f7dc4e3a3ab2e574b15a5/index.html" calcext:value-type="string">
            <text:p>http://dispatcher.hybridtv.cra.cz/tv/5d6f7dc4e3a3ab2e574b15a5/index.html</text:p>
          </table:table-cell>
          <table:table-cell table:formula="of:=CONCATENATE([.B52]; &quot;:&quot;; [.E52]; &quot;:&quot;; [.F52]; &quot;:&quot; ; [.H52])" office:value-type="string" office:string-value="0D56:3414 Nova s.r.o.:Nova +1 HD:http://dispatcher.hybridtv.cra.cz/tv/5d6f7dc4e3a3ab2e574b15a5/index.html" calcext:value-type="string">
            <text:p>0D56:3414 Nova s.r.o.:Nova +1 HD:http://dispatcher.hybridtv.cra.cz/tv/5d6f7dc4e3a3ab2e574b15a5/index.htm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D5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d6f694ce3a3ab2e574b1599/index.html" xlink:type="simple">3415 Nova s.r.o.</text:a></text:p>
          </table:table-cell>
          <table:table-cell office:value-type="string" calcext:value-type="string">
            <text:p>Nova Sport 2 HD</text:p>
          </table:table-cell>
          <table:table-cell/>
          <table:table-cell table:formula="of:=EXTRACTHYPERLINK(1;5;ROW())" office:value-type="string" office:string-value="http://dispatcher.hybridtv.cra.cz/tv/5d6f694ce3a3ab2e574b1599/index.html" calcext:value-type="string">
            <text:p>http://dispatcher.hybridtv.cra.cz/tv/5d6f694ce3a3ab2e574b1599/index.html</text:p>
          </table:table-cell>
          <table:table-cell table:formula="of:=CONCATENATE([.B53]; &quot;:&quot;; [.E53]; &quot;:&quot;; [.F53]; &quot;:&quot; ; [.H53])" office:value-type="string" office:string-value="0D57:3415 Nova s.r.o.:Nova Sport 2 HD:http://dispatcher.hybridtv.cra.cz/tv/5d6f694ce3a3ab2e574b1599/index.html" calcext:value-type="string">
            <text:p>0D57:3415 Nova s.r.o.:Nova Sport 2 HD:http://dispatcher.hybridtv.cra.cz/tv/5d6f694ce3a3ab2e574b1599/index.htm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D5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d6f680de3a3ab1d8953c68e/index.html" xlink:type="simple">3416 Nova s.r.o.</text:a></text:p>
          </table:table-cell>
          <table:table-cell office:value-type="string" calcext:value-type="string">
            <text:p>Nova Action HD</text:p>
          </table:table-cell>
          <table:table-cell/>
          <table:table-cell table:formula="of:=EXTRACTHYPERLINK(1;5;ROW())" office:value-type="string" office:string-value="http://dispatcher.hybridtv.cra.cz/tv/5d6f680de3a3ab1d8953c68e/index.html" calcext:value-type="string">
            <text:p>http://dispatcher.hybridtv.cra.cz/tv/5d6f680de3a3ab1d8953c68e/index.html</text:p>
          </table:table-cell>
          <table:table-cell table:formula="of:=CONCATENATE([.B54]; &quot;:&quot;; [.E54]; &quot;:&quot;; [.F54]; &quot;:&quot; ; [.H54])" office:value-type="string" office:string-value="0D58:3416 Nova s.r.o.:Nova Action HD:http://dispatcher.hybridtv.cra.cz/tv/5d6f680de3a3ab1d8953c68e/index.html" calcext:value-type="string">
            <text:p>0D58:3416 Nova s.r.o.:Nova Action HD:http://dispatcher.hybridtv.cra.cz/tv/5d6f680de3a3ab1d8953c68e/index.htm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D5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d6f6897e3a3ab2e574b1598/index.html" xlink:type="simple">3417 Nova s.r.o.</text:a></text:p>
          </table:table-cell>
          <table:table-cell office:value-type="string" calcext:value-type="string">
            <text:p>Nova 2</text:p>
          </table:table-cell>
          <table:table-cell/>
          <table:table-cell table:formula="of:=EXTRACTHYPERLINK(1;5;ROW())" office:value-type="string" office:string-value="http://dispatcher.hybridtv.cra.cz/tv/5d6f6897e3a3ab2e574b1598/index.html" calcext:value-type="string">
            <text:p>http://dispatcher.hybridtv.cra.cz/tv/5d6f6897e3a3ab2e574b1598/index.html</text:p>
          </table:table-cell>
          <table:table-cell table:formula="of:=CONCATENATE([.B55]; &quot;:&quot;; [.E55]; &quot;:&quot;; [.F55]; &quot;:&quot; ; [.H55])" office:value-type="string" office:string-value="0D59:3417 Nova s.r.o.:Nova 2:http://dispatcher.hybridtv.cra.cz/tv/5d6f6897e3a3ab2e574b1598/index.html" calcext:value-type="string">
            <text:p>0D59:3417 Nova s.r.o.:Nova 2:http://dispatcher.hybridtv.cra.cz/tv/5d6f6897e3a3ab2e574b1598/index.htm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D5A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d6f68d2e3a3ab1d8953c68f/index.html" xlink:type="simple">3418 Nova s.r.o.</text:a></text:p>
          </table:table-cell>
          <table:table-cell office:value-type="string" calcext:value-type="string">
            <text:p>Nova Gold</text:p>
          </table:table-cell>
          <table:table-cell/>
          <table:table-cell table:formula="of:=EXTRACTHYPERLINK(1;5;ROW())" office:value-type="string" office:string-value="http://dispatcher.hybridtv.cra.cz/tv/5d6f68d2e3a3ab1d8953c68f/index.html" calcext:value-type="string">
            <text:p>http://dispatcher.hybridtv.cra.cz/tv/5d6f68d2e3a3ab1d8953c68f/index.html</text:p>
          </table:table-cell>
          <table:table-cell table:formula="of:=CONCATENATE([.B56]; &quot;:&quot;; [.E56]; &quot;:&quot;; [.F56]; &quot;:&quot; ; [.H56])" office:value-type="string" office:string-value="0D5A:3418 Nova s.r.o.:Nova Gold:http://dispatcher.hybridtv.cra.cz/tv/5d6f68d2e3a3ab1d8953c68f/index.html" calcext:value-type="string">
            <text:p>0D5A:3418 Nova s.r.o.:Nova Gold:http://dispatcher.hybridtv.cra.cz/tv/5d6f68d2e3a3ab1d8953c68f/index.htm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D5B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dispatcher.hybridtv.cra.cz/tv/5a841747e3a3ab21971d07e3/index.html" xlink:type="simple">3419 Nova s.r.o.</text:a></text:p>
          </table:table-cell>
          <table:table-cell office:value-type="string" calcext:value-type="string">
            <text:p>Nova Cinema HD</text:p>
          </table:table-cell>
          <table:table-cell/>
          <table:table-cell table:formula="of:=EXTRACTHYPERLINK(1;5;ROW())" office:value-type="string" office:string-value="http://dispatcher.hybridtv.cra.cz/tv/5a841747e3a3ab21971d07e3/index.html" calcext:value-type="string">
            <text:p>http://dispatcher.hybridtv.cra.cz/tv/5a841747e3a3ab21971d07e3/index.html</text:p>
          </table:table-cell>
          <table:table-cell table:formula="of:=CONCATENATE([.B57]; &quot;:&quot;; [.E57]; &quot;:&quot;; [.F57]; &quot;:&quot; ; [.H57])" office:value-type="string" office:string-value="0D5B:3419 Nova s.r.o.:Nova Cinema HD:http://dispatcher.hybridtv.cra.cz/tv/5a841747e3a3ab21971d07e3/index.html" calcext:value-type="string">
            <text:p>0D5B:3419 Nova s.r.o.:Nova Cinema HD:http://dispatcher.hybridtv.cra.cz/tv/5a841747e3a3ab21971d07e3/index.html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00000000" calcext:value-type="float">
            <text:p>300000000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hbb.sluzba.tv/kinosvet_reg4" xlink:type="simple">KinoSvet HbbTV by GrandIT test</text:a></text:p>
          </table:table-cell>
          <table:table-cell office:value-type="string" calcext:value-type="string">
            <text:p>CS Mystery</text:p>
          </table:table-cell>
          <table:table-cell/>
          <table:table-cell table:formula="of:=EXTRACTHYPERLINK(1;5;ROW())" office:value-type="string" office:string-value="http://hbb.sluzba.tv/kinosvet_reg4" calcext:value-type="string">
            <text:p>http://hbb.sluzba.tv/kinosvet_reg4</text:p>
          </table:table-cell>
          <table:table-cell table:formula="of:=CONCATENATE([.B58]; &quot;:&quot;; [.E58]; &quot;:&quot;; [.F58]; &quot;:&quot; ; [.H58])" office:value-type="string" office:string-value="3000000000:KinoSvet HbbTV by GrandIT test:CS Mystery:http://hbb.sluzba.tv/kinosvet_reg4" calcext:value-type="string">
            <text:p>3000000000:KinoSvet HbbTV by GrandIT test:CS Mystery:http://hbb.sluzba.tv/kinosvet_reg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http://hbbtv.solocoo.tv/index.html" xlink:type="simple">HbbTV Demo</text:a></text:p>
          </table:table-cell>
          <table:table-cell office:value-type="string" calcext:value-type="string">
            <text:p>TESTS7</text:p>
          </table:table-cell>
          <table:table-cell/>
          <table:table-cell table:formula="of:=EXTRACTHYPERLINK(1;5;ROW())" office:value-type="string" office:string-value="http://hbbtv.solocoo.tv/index.html" calcext:value-type="string">
            <text:p>http://hbbtv.solocoo.tv/index.html</text:p>
          </table:table-cell>
          <table:table-cell table:formula="of:=CONCATENATE([.B59]; &quot;:&quot;; [.E59]; &quot;:&quot;; [.F59]; &quot;:&quot; ; [.H59])" office:value-type="string" office:string-value="1:HbbTV Demo:TESTS7:http://hbbtv.solocoo.tv/index.html" calcext:value-type="string">
            <text:p>1:HbbTV Demo:TESTS7:http://hbbtv.solocoo.tv/index.html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0]; &quot;:&quot;; [.E60]; &quot;:&quot;; [.F60]; &quot;:&quot; ; [.H6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1]; &quot;:&quot;; [.E61]; &quot;:&quot;; [.F61]; &quot;:&quot; ; [.H6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2]; &quot;:&quot;; [.E62]; &quot;:&quot;; [.F62]; &quot;:&quot; ; [.H6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3]; &quot;:&quot;; [.E63]; &quot;:&quot;; [.F63]; &quot;:&quot; ; [.H6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4]; &quot;:&quot;; [.E64]; &quot;:&quot;; [.F64]; &quot;:&quot; ; [.H6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5]; &quot;:&quot;; [.E65]; &quot;:&quot;; [.F65]; &quot;:&quot; ; [.H6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6]; &quot;:&quot;; [.E66]; &quot;:&quot;; [.F66]; &quot;:&quot; ; [.H6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7]; &quot;:&quot;; [.E67]; &quot;:&quot;; [.F67]; &quot;:&quot; ; [.H6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8]; &quot;:&quot;; [.E68]; &quot;:&quot;; [.F68]; &quot;:&quot; ; [.H6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69]; &quot;:&quot;; [.E69]; &quot;:&quot;; [.F69]; &quot;:&quot; ; [.H6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0]; &quot;:&quot;; [.E70]; &quot;:&quot;; [.F70]; &quot;:&quot; ; [.H7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1]; &quot;:&quot;; [.E71]; &quot;:&quot;; [.F71]; &quot;:&quot; ; [.H7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2]; &quot;:&quot;; [.E72]; &quot;:&quot;; [.F72]; &quot;:&quot; ; [.H7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3]; &quot;:&quot;; [.E73]; &quot;:&quot;; [.F73]; &quot;:&quot; ; [.H7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4]; &quot;:&quot;; [.E74]; &quot;:&quot;; [.F74]; &quot;:&quot; ; [.H7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5]; &quot;:&quot;; [.E75]; &quot;:&quot;; [.F75]; &quot;:&quot; ; [.H7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6]; &quot;:&quot;; [.E76]; &quot;:&quot;; [.F76]; &quot;:&quot; ; [.H7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7]; &quot;:&quot;; [.E77]; &quot;:&quot;; [.F77]; &quot;:&quot; ; [.H7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8]; &quot;:&quot;; [.E78]; &quot;:&quot;; [.F78]; &quot;:&quot; ; [.H7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79]; &quot;:&quot;; [.E79]; &quot;:&quot;; [.F79]; &quot;:&quot; ; [.H7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0]; &quot;:&quot;; [.E80]; &quot;:&quot;; [.F80]; &quot;:&quot; ; [.H8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1]; &quot;:&quot;; [.E81]; &quot;:&quot;; [.F81]; &quot;:&quot; ; [.H8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2]; &quot;:&quot;; [.E82]; &quot;:&quot;; [.F82]; &quot;:&quot; ; [.H8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3]; &quot;:&quot;; [.E83]; &quot;:&quot;; [.F83]; &quot;:&quot; ; [.H8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4]; &quot;:&quot;; [.E84]; &quot;:&quot;; [.F84]; &quot;:&quot; ; [.H8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5]; &quot;:&quot;; [.E85]; &quot;:&quot;; [.F85]; &quot;:&quot; ; [.H8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6]; &quot;:&quot;; [.E86]; &quot;:&quot;; [.F86]; &quot;:&quot; ; [.H8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7]; &quot;:&quot;; [.E87]; &quot;:&quot;; [.F87]; &quot;:&quot; ; [.H8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8]; &quot;:&quot;; [.E88]; &quot;:&quot;; [.F88]; &quot;:&quot; ; [.H8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89]; &quot;:&quot;; [.E89]; &quot;:&quot;; [.F89]; &quot;:&quot; ; [.H8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0]; &quot;:&quot;; [.E90]; &quot;:&quot;; [.F90]; &quot;:&quot; ; [.H9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1]; &quot;:&quot;; [.E91]; &quot;:&quot;; [.F91]; &quot;:&quot; ; [.H9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2]; &quot;:&quot;; [.E92]; &quot;:&quot;; [.F92]; &quot;:&quot; ; [.H9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3]; &quot;:&quot;; [.E93]; &quot;:&quot;; [.F93]; &quot;:&quot; ; [.H9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4]; &quot;:&quot;; [.E94]; &quot;:&quot;; [.F94]; &quot;:&quot; ; [.H9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5]; &quot;:&quot;; [.E95]; &quot;:&quot;; [.F95]; &quot;:&quot; ; [.H9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6]; &quot;:&quot;; [.E96]; &quot;:&quot;; [.F96]; &quot;:&quot; ; [.H9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7]; &quot;:&quot;; [.E97]; &quot;:&quot;; [.F97]; &quot;:&quot; ; [.H9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8]; &quot;:&quot;; [.E98]; &quot;:&quot;; [.F98]; &quot;:&quot; ; [.H9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99]; &quot;:&quot;; [.E99]; &quot;:&quot;; [.F99]; &quot;:&quot; ; [.H9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0]; &quot;:&quot;; [.E100]; &quot;:&quot;; [.F100]; &quot;:&quot; ; [.H10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1]; &quot;:&quot;; [.E101]; &quot;:&quot;; [.F101]; &quot;:&quot; ; [.H10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2]; &quot;:&quot;; [.E102]; &quot;:&quot;; [.F102]; &quot;:&quot; ; [.H10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3]; &quot;:&quot;; [.E103]; &quot;:&quot;; [.F103]; &quot;:&quot; ; [.H10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4]; &quot;:&quot;; [.E104]; &quot;:&quot;; [.F104]; &quot;:&quot; ; [.H10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5]; &quot;:&quot;; [.E105]; &quot;:&quot;; [.F105]; &quot;:&quot; ; [.H10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6]; &quot;:&quot;; [.E106]; &quot;:&quot;; [.F106]; &quot;:&quot; ; [.H10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7]; &quot;:&quot;; [.E107]; &quot;:&quot;; [.F107]; &quot;:&quot; ; [.H10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8]; &quot;:&quot;; [.E108]; &quot;:&quot;; [.F108]; &quot;:&quot; ; [.H10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09]; &quot;:&quot;; [.E109]; &quot;:&quot;; [.F109]; &quot;:&quot; ; [.H10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0]; &quot;:&quot;; [.E110]; &quot;:&quot;; [.F110]; &quot;:&quot; ; [.H11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1]; &quot;:&quot;; [.E111]; &quot;:&quot;; [.F111]; &quot;:&quot; ; [.H11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2]; &quot;:&quot;; [.E112]; &quot;:&quot;; [.F112]; &quot;:&quot; ; [.H11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3]; &quot;:&quot;; [.E113]; &quot;:&quot;; [.F113]; &quot;:&quot; ; [.H11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4]; &quot;:&quot;; [.E114]; &quot;:&quot;; [.F114]; &quot;:&quot; ; [.H11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5]; &quot;:&quot;; [.E115]; &quot;:&quot;; [.F115]; &quot;:&quot; ; [.H11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6]; &quot;:&quot;; [.E116]; &quot;:&quot;; [.F116]; &quot;:&quot; ; [.H11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7]; &quot;:&quot;; [.E117]; &quot;:&quot;; [.F117]; &quot;:&quot; ; [.H11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8]; &quot;:&quot;; [.E118]; &quot;:&quot;; [.F118]; &quot;:&quot; ; [.H11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19]; &quot;:&quot;; [.E119]; &quot;:&quot;; [.F119]; &quot;:&quot; ; [.H11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0]; &quot;:&quot;; [.E120]; &quot;:&quot;; [.F120]; &quot;:&quot; ; [.H12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1]; &quot;:&quot;; [.E121]; &quot;:&quot;; [.F121]; &quot;:&quot; ; [.H12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2]; &quot;:&quot;; [.E122]; &quot;:&quot;; [.F122]; &quot;:&quot; ; [.H12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3]; &quot;:&quot;; [.E123]; &quot;:&quot;; [.F123]; &quot;:&quot; ; [.H12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4]; &quot;:&quot;; [.E124]; &quot;:&quot;; [.F124]; &quot;:&quot; ; [.H12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5]; &quot;:&quot;; [.E125]; &quot;:&quot;; [.F125]; &quot;:&quot; ; [.H12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6]; &quot;:&quot;; [.E126]; &quot;:&quot;; [.F126]; &quot;:&quot; ; [.H12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7]; &quot;:&quot;; [.E127]; &quot;:&quot;; [.F127]; &quot;:&quot; ; [.H12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8]; &quot;:&quot;; [.E128]; &quot;:&quot;; [.F128]; &quot;:&quot; ; [.H12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29]; &quot;:&quot;; [.E129]; &quot;:&quot;; [.F129]; &quot;:&quot; ; [.H12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0]; &quot;:&quot;; [.E130]; &quot;:&quot;; [.F130]; &quot;:&quot; ; [.H13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1]; &quot;:&quot;; [.E131]; &quot;:&quot;; [.F131]; &quot;:&quot; ; [.H13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2]; &quot;:&quot;; [.E132]; &quot;:&quot;; [.F132]; &quot;:&quot; ; [.H13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3]; &quot;:&quot;; [.E133]; &quot;:&quot;; [.F133]; &quot;:&quot; ; [.H13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4]; &quot;:&quot;; [.E134]; &quot;:&quot;; [.F134]; &quot;:&quot; ; [.H13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5]; &quot;:&quot;; [.E135]; &quot;:&quot;; [.F135]; &quot;:&quot; ; [.H13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6]; &quot;:&quot;; [.E136]; &quot;:&quot;; [.F136]; &quot;:&quot; ; [.H13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7]; &quot;:&quot;; [.E137]; &quot;:&quot;; [.F137]; &quot;:&quot; ; [.H13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8]; &quot;:&quot;; [.E138]; &quot;:&quot;; [.F138]; &quot;:&quot; ; [.H13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39]; &quot;:&quot;; [.E139]; &quot;:&quot;; [.F139]; &quot;:&quot; ; [.H13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0]; &quot;:&quot;; [.E140]; &quot;:&quot;; [.F140]; &quot;:&quot; ; [.H14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1]; &quot;:&quot;; [.E141]; &quot;:&quot;; [.F141]; &quot;:&quot; ; [.H14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2]; &quot;:&quot;; [.E142]; &quot;:&quot;; [.F142]; &quot;:&quot; ; [.H14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3]; &quot;:&quot;; [.E143]; &quot;:&quot;; [.F143]; &quot;:&quot; ; [.H14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4]; &quot;:&quot;; [.E144]; &quot;:&quot;; [.F144]; &quot;:&quot; ; [.H14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5]; &quot;:&quot;; [.E145]; &quot;:&quot;; [.F145]; &quot;:&quot; ; [.H14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6]; &quot;:&quot;; [.E146]; &quot;:&quot;; [.F146]; &quot;:&quot; ; [.H14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7]; &quot;:&quot;; [.E147]; &quot;:&quot;; [.F147]; &quot;:&quot; ; [.H14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8]; &quot;:&quot;; [.E148]; &quot;:&quot;; [.F148]; &quot;:&quot; ; [.H14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49]; &quot;:&quot;; [.E149]; &quot;:&quot;; [.F149]; &quot;:&quot; ; [.H14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0]; &quot;:&quot;; [.E150]; &quot;:&quot;; [.F150]; &quot;:&quot; ; [.H15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1]; &quot;:&quot;; [.E151]; &quot;:&quot;; [.F151]; &quot;:&quot; ; [.H15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2]; &quot;:&quot;; [.E152]; &quot;:&quot;; [.F152]; &quot;:&quot; ; [.H15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3]; &quot;:&quot;; [.E153]; &quot;:&quot;; [.F153]; &quot;:&quot; ; [.H15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4]; &quot;:&quot;; [.E154]; &quot;:&quot;; [.F154]; &quot;:&quot; ; [.H15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5]; &quot;:&quot;; [.E155]; &quot;:&quot;; [.F155]; &quot;:&quot; ; [.H15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6]; &quot;:&quot;; [.E156]; &quot;:&quot;; [.F156]; &quot;:&quot; ; [.H15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7]; &quot;:&quot;; [.E157]; &quot;:&quot;; [.F157]; &quot;:&quot; ; [.H15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8]; &quot;:&quot;; [.E158]; &quot;:&quot;; [.F158]; &quot;:&quot; ; [.H15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59]; &quot;:&quot;; [.E159]; &quot;:&quot;; [.F159]; &quot;:&quot; ; [.H15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0]; &quot;:&quot;; [.E160]; &quot;:&quot;; [.F160]; &quot;:&quot; ; [.H16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1]; &quot;:&quot;; [.E161]; &quot;:&quot;; [.F161]; &quot;:&quot; ; [.H16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2]; &quot;:&quot;; [.E162]; &quot;:&quot;; [.F162]; &quot;:&quot; ; [.H16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3]; &quot;:&quot;; [.E163]; &quot;:&quot;; [.F163]; &quot;:&quot; ; [.H16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4]; &quot;:&quot;; [.E164]; &quot;:&quot;; [.F164]; &quot;:&quot; ; [.H16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5]; &quot;:&quot;; [.E165]; &quot;:&quot;; [.F165]; &quot;:&quot; ; [.H16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6]; &quot;:&quot;; [.E166]; &quot;:&quot;; [.F166]; &quot;:&quot; ; [.H16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7]; &quot;:&quot;; [.E167]; &quot;:&quot;; [.F167]; &quot;:&quot; ; [.H16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8]; &quot;:&quot;; [.E168]; &quot;:&quot;; [.F168]; &quot;:&quot; ; [.H16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69]; &quot;:&quot;; [.E169]; &quot;:&quot;; [.F169]; &quot;:&quot; ; [.H16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0]; &quot;:&quot;; [.E170]; &quot;:&quot;; [.F170]; &quot;:&quot; ; [.H17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1]; &quot;:&quot;; [.E171]; &quot;:&quot;; [.F171]; &quot;:&quot; ; [.H17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2]; &quot;:&quot;; [.E172]; &quot;:&quot;; [.F172]; &quot;:&quot; ; [.H17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3]; &quot;:&quot;; [.E173]; &quot;:&quot;; [.F173]; &quot;:&quot; ; [.H17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4]; &quot;:&quot;; [.E174]; &quot;:&quot;; [.F174]; &quot;:&quot; ; [.H17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5]; &quot;:&quot;; [.E175]; &quot;:&quot;; [.F175]; &quot;:&quot; ; [.H17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6]; &quot;:&quot;; [.E176]; &quot;:&quot;; [.F176]; &quot;:&quot; ; [.H17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7]; &quot;:&quot;; [.E177]; &quot;:&quot;; [.F177]; &quot;:&quot; ; [.H17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8]; &quot;:&quot;; [.E178]; &quot;:&quot;; [.F178]; &quot;:&quot; ; [.H17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79]; &quot;:&quot;; [.E179]; &quot;:&quot;; [.F179]; &quot;:&quot; ; [.H17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0]; &quot;:&quot;; [.E180]; &quot;:&quot;; [.F180]; &quot;:&quot; ; [.H18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1]; &quot;:&quot;; [.E181]; &quot;:&quot;; [.F181]; &quot;:&quot; ; [.H18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2]; &quot;:&quot;; [.E182]; &quot;:&quot;; [.F182]; &quot;:&quot; ; [.H18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3]; &quot;:&quot;; [.E183]; &quot;:&quot;; [.F183]; &quot;:&quot; ; [.H18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4]; &quot;:&quot;; [.E184]; &quot;:&quot;; [.F184]; &quot;:&quot; ; [.H18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5]; &quot;:&quot;; [.E185]; &quot;:&quot;; [.F185]; &quot;:&quot; ; [.H18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6]; &quot;:&quot;; [.E186]; &quot;:&quot;; [.F186]; &quot;:&quot; ; [.H18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7]; &quot;:&quot;; [.E187]; &quot;:&quot;; [.F187]; &quot;:&quot; ; [.H18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8]; &quot;:&quot;; [.E188]; &quot;:&quot;; [.F188]; &quot;:&quot; ; [.H18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89]; &quot;:&quot;; [.E189]; &quot;:&quot;; [.F189]; &quot;:&quot; ; [.H18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0]; &quot;:&quot;; [.E190]; &quot;:&quot;; [.F190]; &quot;:&quot; ; [.H19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1]; &quot;:&quot;; [.E191]; &quot;:&quot;; [.F191]; &quot;:&quot; ; [.H19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2]; &quot;:&quot;; [.E192]; &quot;:&quot;; [.F192]; &quot;:&quot; ; [.H19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3]; &quot;:&quot;; [.E193]; &quot;:&quot;; [.F193]; &quot;:&quot; ; [.H19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4]; &quot;:&quot;; [.E194]; &quot;:&quot;; [.F194]; &quot;:&quot; ; [.H19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5]; &quot;:&quot;; [.E195]; &quot;:&quot;; [.F195]; &quot;:&quot; ; [.H19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6]; &quot;:&quot;; [.E196]; &quot;:&quot;; [.F196]; &quot;:&quot; ; [.H19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7]; &quot;:&quot;; [.E197]; &quot;:&quot;; [.F197]; &quot;:&quot; ; [.H19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8]; &quot;:&quot;; [.E198]; &quot;:&quot;; [.F198]; &quot;:&quot; ; [.H19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199]; &quot;:&quot;; [.E199]; &quot;:&quot;; [.F199]; &quot;:&quot; ; [.H19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0]; &quot;:&quot;; [.E200]; &quot;:&quot;; [.F200]; &quot;:&quot; ; [.H20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1]; &quot;:&quot;; [.E201]; &quot;:&quot;; [.F201]; &quot;:&quot; ; [.H20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2]; &quot;:&quot;; [.E202]; &quot;:&quot;; [.F202]; &quot;:&quot; ; [.H20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3]; &quot;:&quot;; [.E203]; &quot;:&quot;; [.F203]; &quot;:&quot; ; [.H20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4]; &quot;:&quot;; [.E204]; &quot;:&quot;; [.F204]; &quot;:&quot; ; [.H20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5]; &quot;:&quot;; [.E205]; &quot;:&quot;; [.F205]; &quot;:&quot; ; [.H20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6]; &quot;:&quot;; [.E206]; &quot;:&quot;; [.F206]; &quot;:&quot; ; [.H20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7]; &quot;:&quot;; [.E207]; &quot;:&quot;; [.F207]; &quot;:&quot; ; [.H20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8]; &quot;:&quot;; [.E208]; &quot;:&quot;; [.F208]; &quot;:&quot; ; [.H20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09]; &quot;:&quot;; [.E209]; &quot;:&quot;; [.F209]; &quot;:&quot; ; [.H20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0]; &quot;:&quot;; [.E210]; &quot;:&quot;; [.F210]; &quot;:&quot; ; [.H21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1]; &quot;:&quot;; [.E211]; &quot;:&quot;; [.F211]; &quot;:&quot; ; [.H21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2]; &quot;:&quot;; [.E212]; &quot;:&quot;; [.F212]; &quot;:&quot; ; [.H21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3]; &quot;:&quot;; [.E213]; &quot;:&quot;; [.F213]; &quot;:&quot; ; [.H21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4]; &quot;:&quot;; [.E214]; &quot;:&quot;; [.F214]; &quot;:&quot; ; [.H21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5]; &quot;:&quot;; [.E215]; &quot;:&quot;; [.F215]; &quot;:&quot; ; [.H21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6]; &quot;:&quot;; [.E216]; &quot;:&quot;; [.F216]; &quot;:&quot; ; [.H21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7]; &quot;:&quot;; [.E217]; &quot;:&quot;; [.F217]; &quot;:&quot; ; [.H21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8]; &quot;:&quot;; [.E218]; &quot;:&quot;; [.F218]; &quot;:&quot; ; [.H21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19]; &quot;:&quot;; [.E219]; &quot;:&quot;; [.F219]; &quot;:&quot; ; [.H21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0]; &quot;:&quot;; [.E220]; &quot;:&quot;; [.F220]; &quot;:&quot; ; [.H22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1]; &quot;:&quot;; [.E221]; &quot;:&quot;; [.F221]; &quot;:&quot; ; [.H22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2]; &quot;:&quot;; [.E222]; &quot;:&quot;; [.F222]; &quot;:&quot; ; [.H22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3]; &quot;:&quot;; [.E223]; &quot;:&quot;; [.F223]; &quot;:&quot; ; [.H22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4]; &quot;:&quot;; [.E224]; &quot;:&quot;; [.F224]; &quot;:&quot; ; [.H22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5]; &quot;:&quot;; [.E225]; &quot;:&quot;; [.F225]; &quot;:&quot; ; [.H22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6]; &quot;:&quot;; [.E226]; &quot;:&quot;; [.F226]; &quot;:&quot; ; [.H22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7]; &quot;:&quot;; [.E227]; &quot;:&quot;; [.F227]; &quot;:&quot; ; [.H22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8]; &quot;:&quot;; [.E228]; &quot;:&quot;; [.F228]; &quot;:&quot; ; [.H22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29]; &quot;:&quot;; [.E229]; &quot;:&quot;; [.F229]; &quot;:&quot; ; [.H22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0]; &quot;:&quot;; [.E230]; &quot;:&quot;; [.F230]; &quot;:&quot; ; [.H23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1]; &quot;:&quot;; [.E231]; &quot;:&quot;; [.F231]; &quot;:&quot; ; [.H23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2]; &quot;:&quot;; [.E232]; &quot;:&quot;; [.F232]; &quot;:&quot; ; [.H232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3]; &quot;:&quot;; [.E233]; &quot;:&quot;; [.F233]; &quot;:&quot; ; [.H233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4]; &quot;:&quot;; [.E234]; &quot;:&quot;; [.F234]; &quot;:&quot; ; [.H234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5]; &quot;:&quot;; [.E235]; &quot;:&quot;; [.F235]; &quot;:&quot; ; [.H235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6]; &quot;:&quot;; [.E236]; &quot;:&quot;; [.F236]; &quot;:&quot; ; [.H236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7]; &quot;:&quot;; [.E237]; &quot;:&quot;; [.F237]; &quot;:&quot; ; [.H237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8]; &quot;:&quot;; [.E238]; &quot;:&quot;; [.F238]; &quot;:&quot; ; [.H238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39]; &quot;:&quot;; [.E239]; &quot;:&quot;; [.F239]; &quot;:&quot; ; [.H239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0]; &quot;:&quot;; [.E240]; &quot;:&quot;; [.F240]; &quot;:&quot; ; [.H240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1]; &quot;:&quot;; [.E241]; &quot;:&quot;; [.F241]; &quot;:&quot; ; [.H241])" office:value-type="string" office:string-value=":::– no Hyperlink –" calcext:value-type="string">
            <text:p>:::– no Hyperlink –</text:p>
          </table:table-cell>
        </table:table-row>
        <table:table-row table:style-name="ro1">
          <table:table-cell table:number-columns-repeated="7"/>
          <table:table-cell table:formula="of:=EXTRACTHYPERLINK(1;5;ROW())" office:value-type="string" office:string-value="– no Hyperlink –" calcext:value-type="string">
            <text:p>– no Hyperlink –</text:p>
          </table:table-cell>
          <table:table-cell table:formula="of:=CONCATENATE([.B242]; &quot;:&quot;; [.E242]; &quot;:&quot;; [.F242]; &quot;:&quot; ; [.H242])" office:value-type="string" office:string-value=":::– no Hyperlink –" calcext:value-type="string">
            <text:p>:::– no Hyperlink 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.00.0000</text:date>, <text:time style:data-style-name="N2" text:time-value="11:09:04.2733416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09:20:22.271639654</meta:creation-date>
    <dc:date>2020-08-09T11:41:12.293414008</dc:date>
    <meta:editing-duration>PT29M59S</meta:editing-duration>
    <meta:editing-cycles>7</meta:editing-cycles>
    <meta:generator>LibreOffice/6.1.5.2$Linux_X86_64 LibreOffice_project/10$Build-2</meta:generator>
    <meta:document-statistic meta:table-count="1" meta:cell-count="838" meta:object-count="0"/>
  </office:meta>
</office:document-meta>
</file>